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>
          <mrow>
            <mi>p</mi>
            <mrow>
              <mo fence="true" stretchy="false">(</mo>
              <mrow>
                <mi>t</mi>
              </mrow>
              <mo fence="true" stretchy="false">)</mo>
            </mrow>
            <mrow>
              <mspace width="0.5em"/>
              <mo stretchy="false">=</mo>
              <mspace width="0.5em"/>
            </mrow>
            <msub>
              <mi>K</mi>
              <mi>p</mi>
            </msub>
            <mspace width="0.5em"/>
            <mi>e</mi>
            <mrow>
              <mo fence="true" stretchy="false">(</mo>
              <mrow>
                <mi>t</mi>
              </mrow>
              <mo fence="true" stretchy="false">)</mo>
            </mrow>
            <mrow>
              <mspace width="0.5em"/>
              <mo stretchy="false">+</mo>
              <mspace width="0.5em"/>
            </mrow>
            <mfrac>
              <msub>
                <mi>K</mi>
                <mi>p</mi>
              </msub>
              <msub>
                <mi>T</mi>
                <mi>i</mi>
              </msub>
            </mfrac>
            <mspace width="0.5em"/>
            <mrow>
              <munderover>
                <mo stretchy="false">∫</mo>
                <mn>0</mn>
                <mi>t</mi>
              </munderover>
              <mi>e</mi>
            </mrow>
            <mrow>
              <mo fence="true" stretchy="false">(</mo>
              <mrow>
                <mi>t</mi>
              </mrow>
              <mo fence="true" stretchy="false">)</mo>
            </mrow>
            <mi>d</mi>
            <mrow>
              <mo fence="true" stretchy="false">(</mo>
              <mrow>
                <mi>t</mi>
              </mrow>
              <mo fence="true" stretchy="false">)</mo>
            </mrow>
            <mrow>
              <mspace width="0.5em"/>
              <mo stretchy="false">+</mo>
              <mspace width="0.5em"/>
            </mrow>
            <msub>
              <mi>K</mi>
              <mi>p</mi>
            </msub>
            <msub>
              <mi>T</mi>
              <mi>d</mi>
            </msub>
            <mspace width="0.5em"/>
            <mfrac>
              <mrow>
                <mi mathvariant="italic">de</mi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  <mi mathvariant="italic">dt</mi>
            </mfrac>
            <mrow>
              <mspace width="1.5em"/>
              <mo stretchy="false">=</mo>
              <mspace width="1.5em"/>
            </mrow>
            <msub>
              <mi>K</mi>
              <mi>p</mi>
            </msub>
            <mspace width="0.5em"/>
            <mrow>
              <mo fence="true" stretchy="false">[</mo>
              <mrow>
                <mrow>
                  <mi>e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row>
                    <mspace width="0.5em"/>
                    <mo stretchy="false">+</mo>
                    <mspace width="0.5em"/>
                  </mrow>
                  <mfrac>
                    <mn>1</mn>
                    <msub>
                      <mi>T</mi>
                      <mi>i</mi>
                    </msub>
                  </mfrac>
                  <mspace width="0.5em"/>
                  <mrow>
                    <munderover>
                      <mo stretchy="false">∫</mo>
                      <mn>0</mn>
                      <mi>t</mi>
                    </munderover>
                    <mi>e</mi>
                  </mrow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i>d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row>
                    <mspace width="0.5em"/>
                    <mo stretchy="false">+</mo>
                    <mspace width="0.5em"/>
                  </mrow>
                  <msub>
                    <mi>T</mi>
                    <mi>d</mi>
                  </msub>
                  <mspace width="0.5em"/>
                  <mfrac>
                    <mrow>
                      <mi mathvariant="italic">de</mi>
                      <mrow>
                        <mo fence="true" stretchy="false">(</mo>
                        <mrow>
                          <mi>t</mi>
                        </mrow>
                        <mo fence="true" stretchy="false">)</mo>
                      </mrow>
                    </mrow>
                    <mi mathvariant="italic">dt</mi>
                  </mfrac>
                </mrow>
              </mrow>
              <mo fence="true" stretchy="false">]</mo>
            </mrow>
          </mrow>
        </mtd>
      </mtr>
      <mtr>
        <mtd>
          <mrow/>
        </mtd>
      </mtr>
      <mtr>
        <mtd>
          <mrow>
            <mi>p</mi>
            <mrow>
              <mo fence="true" stretchy="false">(</mo>
              <mrow>
                <mi>n</mi>
              </mrow>
              <mo fence="true" stretchy="false">)</mo>
            </mrow>
            <mrow>
              <mspace width="0.5em"/>
              <mo stretchy="false">=</mo>
              <mspace width="0.5em"/>
            </mrow>
            <msub>
              <mi>K</mi>
              <mi>p</mi>
            </msub>
            <mrow>
              <mo fence="true" stretchy="false">[</mo>
              <mrow>
                <mrow>
                  <mi>e</mi>
                  <mrow>
                    <mo fence="true" stretchy="false">(</mo>
                    <mrow>
                      <mi>n</mi>
                    </mrow>
                    <mo fence="true" stretchy="false">)</mo>
                  </mrow>
                  <mrow>
                    <mspace width="0.5em"/>
                    <mo stretchy="false">+</mo>
                    <mspace width="0.5em"/>
                  </mrow>
                  <mfrac>
                    <mn>1</mn>
                    <msub>
                      <mi>T</mi>
                      <mi>i</mi>
                    </msub>
                  </mfrac>
                  <mspace width="0.5em"/>
                  <mrow>
                    <munderover>
                      <mo stretchy="false">∑</mo>
                      <mrow>
                        <mi>j</mi>
                        <mo stretchy="false">=</mo>
                        <mn>0</mn>
                      </mrow>
                      <mi>n</mi>
                    </munderover>
                    <mi>e</mi>
                  </mrow>
                  <mrow>
                    <mo fence="true" stretchy="false">(</mo>
                    <mrow>
                      <mi>j</mi>
                    </mrow>
                    <mo fence="true" stretchy="false">)</mo>
                  </mrow>
                  <mi>T</mi>
                  <mrow>
                    <mspace width="0.5em"/>
                    <mo stretchy="false">+</mo>
                    <mspace width="0.5em"/>
                  </mrow>
                  <msub>
                    <mi>T</mi>
                    <mi>d</mi>
                  </msub>
                  <mspace width="0.5em"/>
                  <mfrac>
                    <mrow>
                      <mi>e</mi>
                      <mrow>
                        <mrow>
                          <mo fence="true" stretchy="false">(</mo>
                          <mrow>
                            <mi>n</mi>
                          </mrow>
                          <mo fence="true" stretchy="false">)</mo>
                        </mrow>
                        <mo stretchy="false">−</mo>
                        <mi>e</mi>
                      </mrow>
                      <mrow>
                        <mo fence="true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  <mi>T</mi>
                  </mfrac>
                </mrow>
              </mrow>
              <mo fence="true" stretchy="false">]</mo>
            </mrow>
          </mrow>
        </mtd>
      </mtr>
      <mtr>
        <mtd>
          <mrow/>
        </mtd>
      </mtr>
      <mtr>
        <mtd>
          <mrow/>
        </mtd>
      </mtr>
      <mtr>
        <mtd>
          <mrow>
            <mi>u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sub>
                <mi>k</mi>
                <mi>p</mi>
              </msub>
            </mrow>
            <mspace width="0.5em"/>
            <mi>e</mi>
            <mrow>
              <mo fence="true" stretchy="false">(</mo>
              <mrow>
                <mi>t</mi>
              </mrow>
              <mo fence="true" stretchy="false">)</mo>
            </mrow>
            <mrow>
              <mspace width="0.5em"/>
              <mo stretchy="false">+</mo>
              <mspace width="0.5em"/>
            </mrow>
            <msub>
              <mi>k</mi>
              <mi>i</mi>
            </msub>
            <mspace width="0.5em"/>
            <mrow>
              <munderover>
                <mo stretchy="false">∫</mo>
                <mn>0</mn>
                <mi>t</mi>
              </munderover>
              <mi>e</mi>
            </mrow>
            <mrow>
              <mo fence="true" stretchy="false">(</mo>
              <mrow>
                <mi>t</mi>
              </mrow>
              <mo fence="true" stretchy="false">)</mo>
            </mrow>
            <mi mathvariant="italic">dt</mi>
            <mrow>
              <mspace width="0.5em"/>
              <mo stretchy="false">+</mo>
              <mspace width="0.5em"/>
            </mrow>
            <msub>
              <mi>k</mi>
              <mi>d</mi>
            </msub>
            <mspace width="0.5em"/>
            <mfrac>
              <mrow>
                <mi mathvariant="italic">de</mi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  <mi mathvariant="italic">dt</mi>
            </mfrac>
          </mrow>
        </mtd>
      </mtr>
      <mtr>
        <mtd>
          <mrow/>
        </mtd>
      </mtr>
      <mtr>
        <mtd>
          <mrow>
            <mi>u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sub>
                <mi>k</mi>
                <mi>p</mi>
              </msub>
            </mrow>
            <mspace width="0.5em"/>
            <mi>e</mi>
            <mrow>
              <mo fence="true" stretchy="false">(</mo>
              <mrow>
                <mi>t</mi>
              </mrow>
              <mo fence="true" stretchy="false">)</mo>
            </mrow>
            <mrow>
              <mspace width="0.5em"/>
              <mo stretchy="false">+</mo>
              <mspace width="0.5em"/>
            </mrow>
            <msub>
              <mi>k</mi>
              <mi>i</mi>
            </msub>
            <mspace width="0.5em"/>
            <mrow>
              <munderover>
                <mo stretchy="false">∑</mo>
                <mrow>
                  <mi>j</mi>
                  <mo stretchy="false">=</mo>
                  <mn>0</mn>
                </mrow>
                <mi>t</mi>
              </munderover>
              <mi>e</mi>
            </mrow>
            <mrow>
              <mo fence="true" stretchy="false">(</mo>
              <mrow>
                <mi>j</mi>
              </mrow>
              <mo fence="true" stretchy="false">)</mo>
            </mrow>
            <mi>T</mi>
            <mrow>
              <mspace width="0.5em"/>
              <mo stretchy="false">+</mo>
              <mspace width="0.5em"/>
            </mrow>
            <msub>
              <mi>k</mi>
              <mi>d</mi>
            </msub>
            <mspace width="0.5em"/>
            <mfrac>
              <mrow>
                <mi>e</mi>
                <mrow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o stretchy="false">−</mo>
                  <mi>e</mi>
                </mrow>
                <mrow>
                  <mo fence="true" stretchy="false">(</mo>
                  <mrow>
                    <mrow>
                      <mi>t</mi>
                      <mo stretchy="false">−</mo>
                      <mn>1</mn>
                    </mrow>
                  </mrow>
                  <mo fence="true" stretchy="false">)</mo>
                </mrow>
              </mrow>
              <mi>T</mi>
            </mfrac>
          </mrow>
        </mtd>
      </mtr>
      <mtr>
        <mtd>
          <mrow/>
        </mtd>
      </mtr>
    </mtable>
    <annotation encoding="StarMath 5.0">p( t ) `=`  K_p ` e(t) `+` K_p over T_i ` int from 0 to t e(t)d(t) `+` K_p T_d ` {de(t)} over dt  ```=``` K_p ` [e(t) `+` 1 over T_i ` int from 0 to t e(t)d(t) `+` T_d ` {de(t)} over dt]
newline newline
p( n ) `=` K_p [ e(n) `+` 1 over T_i  ` sum from j=0 to n e(j) T `+` T_d ` {{e(n) - e(n-1)} over T} ]
newline newline newline
u( t ) = k_p ` e(t) `+` k_i ` int from 0 to t e( t)dt `+` k_d ` {de(t)} over dt
newline newline
u( t ) = k_p ` e(t) `+` k_i ` sum from  j=0 to t e(j)T `+` k_d ` { e(t) - e(t-1) } over T
newline newlin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9T20:33:03.096017992</meta:creation-date>
    <meta:generator>LibreOffice/4.2.8.2$Linux_x86 LibreOffice_project/420m0$Build-2</meta:generator>
  </office:meta>
</office:document-meta>
</file>